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145c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1"/>Bipedal Jumping Robot <text:s text:c="62"/></text:p>
      <text:p text:style-name="Standard">Tendons, muscles and ligaments can store and release energy, which help animals to perform the jump . <text:span text:style-name="T1">In bipedal we use pneumatic cylinder in the </text:span>leg joints to imitate the muscle in the jumping movement.Torsion springs simulate the role of tendon energy storage,while increase joint flexibility. The most important thing in designing jumping robot is making the actuation to release large instantaneous force in a short duration. We install a pneumatic cylinder and torsion spring on each joint.</text:p>
      <text:p text:style-name="Standard">Software system is divided into four layers by different function, as shown in Fig. 8. Task layer is responsible for planning the overall tasks according to the obstacle and terrain information. Gesture layer is responsible for setting parameters and planning trajectory. Jump layer is responsible for coordinating the actuated joints. Joint layer is responsible for extending and contracting the joints.</text:p>
      <text:p text:style-name="Standard"><text:s text:c="13"/>Before take-off, knee joint opens earlier than hip joint,which makes the mass centre move forward and upward withthe synergy of knee joint and hip joint. Ankle joint opens in the last, which guarantees feet always contact with the ground during the whole process before taking off. This helps robot maintain body balance before taking off, and improves energy efficiency for jumping </text:p>
      <text:p text:style-name="Standard">After taking off, robot begins to close the joints to adjust the posture, in order to have no collisions with the obsta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06:07.334719719</meta:creation-date>
    <dc:date>2019-05-22T09:30:40.752399482</dc:date>
    <meta:editing-duration>PT3M42S</meta:editing-duration>
    <meta:editing-cycles>1</meta:editing-cycles>
    <meta:document-statistic meta:table-count="0" meta:image-count="0" meta:object-count="0" meta:page-count="1" meta:paragraph-count="5" meta:word-count="224" meta:character-count="1563" meta:non-whitespace-character-count="1206"/>
    <meta:generator>LibreOffice/6.0.7.3$Linux_X86_64 LibreOffice_project/00m0$Build-3</meta:generator>
  </office:meta>
</office:document-meta>
</file>